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justify" draw:auto-grow-height="false" fo:min-height="0cm" fo:min-width="0cm"/>
      <style:paragraph-properties style:writing-mode="tb-rl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9999ff" draw:textarea-horizontal-align="center" draw:textarea-vertical-align="middle"/>
    </style:style>
    <style:style style:name="gr6" style:family="graphic" style:parent-style-name="standard">
      <style:graphic-properties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52cm" draw:textarea-horizontal-align="center" draw:textarea-vertical-align="midd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08cm" svg:height="3.1cm" svg:x="14.071cm" svg:y="4.872cm">
          <text:p text:style-name="P1"/>
          <text:p text:style-name="P1"/>
          <text:p text:style-name="P1"/>
          <text:p text:style-name="P1">host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31cm" svg:height="2.741cm" svg:x="8.365cm" svg:y="1.766cm">
          <text:p text:style-name="P2">hos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text-style-name="P4" draw:layer="layout" svg:width="4.176cm" svg:height="1.578cm" svg:x="8.697cm" svg:y="5.32cm">
          <text:p text:style-name="P3"><text:span text:style-name="T1">DTFC</text:span></text:p>
        </draw:ellipse>
        <draw:ellipse draw:style-name="gr4" draw:text-style-name="P4" draw:layer="layout" svg:width="4.176cm" svg:height="1.578cm" svg:x="8.697cm" svg:y="8.79cm">
          <text:p text:style-name="P3"><text:span text:style-name="T1">DTFX</text:span></text:p>
        </draw:ellipse>
        <draw:ellipse draw:style-name="gr5" draw:text-style-name="P4" draw:layer="layout" svg:width="4.176cm" svg:height="1.578cm" svg:x="8.697cm" svg:y="2.27cm">
          <text:p text:style-name="P3"><text:span text:style-name="T1">DTFA</text:span></text:p>
        </draw:ellipse>
        <draw:ellipse draw:style-name="gr5" draw:text-style-name="P4" draw:layer="layout" svg:width="4.176cm" svg:height="1.578cm" svg:x="14.604cm" svg:y="2.27cm">
          <text:p text:style-name="P3"><text:span text:style-name="T1">DTFA</text:span></text:p>
        </draw:ellipse>
        <draw:line draw:style-name="gr6" draw:text-style-name="P4" draw:layer="layout" svg:x1="6.299cm" svg:y1="3.655cm" svg:x2="8.978cm" svg:y2="5.74cm">
          <text:p/>
        </draw:line>
        <draw:line draw:style-name="gr6" draw:text-style-name="P4" draw:layer="layout" svg:x1="10.795cm" svg:y1="3.847cm" svg:x2="10.795cm" svg:y2="5.32cm">
          <text:p/>
        </draw:line>
        <draw:line draw:style-name="gr6" draw:text-style-name="P4" draw:layer="layout" svg:x1="15.41cm" svg:y1="3.673cm" svg:x2="12.552cm" svg:y2="5.714cm">
          <text:p/>
        </draw:line>
        <draw:line draw:style-name="gr7" draw:text-style-name="P4" draw:layer="layout" svg:x1="10.774cm" svg:y1="6.897cm" svg:x2="10.774cm" svg:y2="8.79cm">
          <text:p/>
        </draw:line>
        <draw:custom-shape draw:style-name="gr1" draw:text-style-name="P2" draw:layer="layout" svg:width="5.08cm" svg:height="5.601cm" svg:x="2.4cm" svg:y="1.771cm">
          <text:p text:style-name="P2">hos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4" draw:layer="layout" svg:width="4.176cm" svg:height="1.578cm" svg:x="2.88cm" svg:y="2.27cm">
          <text:p text:style-name="P3"><text:span text:style-name="T1">DTFA</text:span></text:p>
        </draw:ellipse>
        <draw:ellipse draw:style-name="gr5" draw:text-style-name="P4" draw:layer="layout" svg:width="4.176cm" svg:height="1.578cm" svg:x="2.88cm" svg:y="5.32cm">
          <text:p text:style-name="P3"><text:span text:style-name="T1">DTFA</text:span></text:p>
        </draw:ellipse>
        <draw:ellipse draw:style-name="gr5" draw:text-style-name="P4" draw:layer="layout" svg:width="4.176cm" svg:height="1.578cm" svg:x="14.604cm" svg:y="5.32cm">
          <text:p text:style-name="P3"><text:span text:style-name="T1">DTFA</text:span></text:p>
        </draw:ellipse>
        <draw:line draw:style-name="gr6" draw:text-style-name="P4" draw:layer="layout" svg:x1="7.055cm" svg:y1="6.073cm" svg:x2="8.697cm" svg:y2="6.073cm">
          <text:p/>
        </draw:line>
        <draw:line draw:style-name="gr7" draw:text-style-name="P4" draw:layer="layout" svg:x1="12.873cm" svg:y1="6.073cm" svg:x2="14.605cm" svg:y2="6.0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7-09-24T16:27:27</meta:creation-date>
    <dc:date>2009-07-24T11:58:55</dc:date>
    <meta:editing-cycles>7</meta:editing-cycles>
    <meta:editing-duration>PT02H16M41S</meta:editing-duration>
    <dc:creator>Rodney Gomes</dc:cre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